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5-06-27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5-03-3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4-12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4-10-03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4-06-28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4-01-18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3-11-0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3-07-1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5808" calcext:value-type="float">
            <text:p>98.2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3-04-1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3-02-1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2-09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2-07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2-04-1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2-01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1-11-1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1-07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1-03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0-10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0-07-1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20-01-0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9-10-1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9-07-1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9-03-2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9-01-3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8-10-15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8-07-05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8-04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8-01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7-10-3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7-07-2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7-04-2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6-12-1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6-09-14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6-06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6-03-2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5-12-3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5-09-0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5-04-20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5-02-0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4-11-0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4-06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3-10-25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3-06-1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3-02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2-06-1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2-01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1-08-2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4432" calcext:value-type="float">
            <text:p>97.9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1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0-1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10-06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09-10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09-06-1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09-02-0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08-10-1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08-07-0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06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06-04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0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05-08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05-04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218111021701</text:p>
          </table:table-cell>
          <table:table-cell office:value-type="string" calcext:value-type="string">
            <text:p>05 145-02.12X03.09 [PW-2A]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6248" calcext:value-type="float">
            <text:p>97.9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